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A0000038D00000260E782198A.jpg" manifest:media-type="image/jpeg"/>
  <manifest:file-entry manifest:full-path="Pictures/1000000A0000026B00000185B3E7BF4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ebb36" officeooo:paragraph-rsid="001ebb3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3543in" svg:height="3.9689in" draw:z-index="0"><draw:image xlink:href="Pictures/1000000A0000026B00000185B3E7BF43.jpg" xlink:type="simple" xlink:show="embed" xlink:actuate="onLoad"/></draw:frame></text:p>
      <text:p text:style-name="Standard"><draw:frame draw:style-name="fr2" draw:name="Image2" text:anchor-type="paragraph" svg:x="1.0547in" svg:y="1.1366in" svg:width="5.0535in" svg:height="2.9917in" draw:z-index="1"><draw:image xlink:href="Pictures/1000000A0000038D00000260E782198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7:57:58.715263829</meta:creation-date>
    <dc:date>2014-12-07T21:21:44.936123328</dc:date>
    <meta:editing-duration>PT41S</meta:editing-duration>
    <meta:editing-cycles>5</meta:editing-cycles>
    <meta:generator>LibreOfficeDev/4.5.0.0.alpha0$Linux_x86 LibreOffice_project/62aac0694d05d85a1b453b80c582328ce43662af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